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_20_2" svg:stroke-width="0.102cm" draw:marker-start="" draw:marker-start-width="0.452cm" draw:marker-start-center="false" draw:marker-end="" draw:marker-end-width="0.452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" style:family="graphic" style:parent-style-name="standard" style:list-style-name="L1">
      <style:graphic-properties draw:stroke="solid" draw:stroke-dash="Dash_20_2" svg:stroke-width="0.102cm" draw:marker-start="" draw:marker-start-width="0.452cm" draw:marker-start-center="false" draw:marker-end="" draw:marker-end-width="0.452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 style:list-style-name="L1">
      <style:graphic-properties draw:stroke="solid" draw:stroke-dash="Dash_20_2" svg:stroke-width="0.102cm" svg:stroke-color="#ffffff" draw:marker-start="" draw:marker-start-width="0.452cm" draw:marker-start-center="false" draw:marker-end="" draw:marker-end-width="0.452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width="0.102cm" draw:marker-start-width="0.352cm" draw:marker-end-width="0.352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02cm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dash" draw:stroke-dash="Ultrafine_20_Dashed" svg:stroke-width="0.102cm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02cm" draw:marker-start-width="0.352cm" draw:marker-end="Arrow" draw:marker-end-width="0.457cm" draw:fill="none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ircle draw:style-name="gr1" draw:text-style-name="P1" draw:layer="layout" svg:width="1.27cm" svg:height="1.27cm" svg:x="5.11cm" svg:y="7.385cm">
            <text:p/>
          </draw:circle>
          <draw:circle draw:style-name="gr2" draw:text-style-name="P1" draw:layer="layout" svg:width="1.905cm" svg:height="1.905cm" svg:x="5.51cm" svg:y="7.05cm">
            <text:p/>
          </draw:circle>
          <draw:circle draw:style-name="gr3" draw:text-style-name="P1" draw:layer="layout" svg:width="1.27cm" svg:height="1.27cm" svg:x="5.21cm" svg:y="7.385cm">
            <text:p/>
          </draw:circle>
        </draw:g>
        <draw:g>
          <draw:line draw:style-name="gr4" draw:text-style-name="P1" draw:layer="layout" svg:x1="4.945cm" svg:y1="7.885cm" svg:x2="2.405cm" svg:y2="7.25cm">
            <text:p/>
          </draw:line>
          <draw:line draw:style-name="gr5" draw:text-style-name="P1" draw:layer="layout" svg:x1="2.405cm" svg:y1="8.686cm" svg:x2="4.945cm" svg:y2="8.051cm">
            <text:p/>
          </draw:line>
        </draw:g>
        <draw:frame draw:style-name="gr6" draw:layer="layout" svg:width="2.297cm" svg:height="0.962cm" svg:x="1.135cm" svg:y="7.51cm">
          <draw:text-box>
            <text:p>stimuli</text:p>
          </draw:text-box>
        </draw:frame>
        <draw:rect draw:style-name="gr7" draw:text-style-name="P2" draw:id="id2" draw:layer="layout" svg:width="6.35cm" svg:height="2.54cm" svg:x="11.16cm" svg:y="4.51cm">
          <text:p text:style-name="P2"><text:span text:style-name="T1">conscious perception</text:span></text:p>
          <text:p text:style-name="P2"><text:span text:style-name="T1">(cortical?)</text:span></text:p>
        </draw:rect>
        <draw:rect draw:style-name="gr7" draw:text-style-name="P2" draw:id="id1" draw:layer="layout" svg:width="6.35cm" svg:height="2.54cm" svg:x="11.16cm" svg:y="9.01cm">
          <text:p text:style-name="P2"><text:span text:style-name="T1">subcortical mechanisms?</text:span></text:p>
          <text:p text:style-name="P2"><text:span text:style-name="T1">(no second-order motion)</text:span></text:p>
        </draw:rect>
        <draw:rect draw:style-name="gr7" draw:text-style-name="P2" draw:id="id3" draw:layer="layout" svg:width="6.205cm" svg:height="2.54cm" svg:x="18.59cm" svg:y="4.51cm">
          <text:p text:style-name="P2"><text:span text:style-name="T1">voluntary eye movements</text:span></text:p>
          <text:p text:style-name="P2"><text:span text:style-name="T1">(no vertical vergence)</text:span></text:p>
        </draw:rect>
        <draw:rect draw:style-name="gr7" draw:text-style-name="P2" draw:id="id4" draw:layer="layout" svg:width="6.205cm" svg:height="2.54cm" svg:x="18.59cm" svg:y="9.01cm">
          <text:p text:style-name="P2"><text:span text:style-name="T1">reflexive eye movements</text:span></text:p>
        </draw:rect>
        <draw:ellipse draw:style-name="gr7" draw:text-style-name="P3" draw:layer="layout" svg:width="4.445cm" svg:height="1.27cm" svg:x="14.27cm" svg:y="7.35cm">
          <text:p text:style-name="P3">attention</text:p>
        </draw:ellipse>
        <draw:connector draw:style-name="gr8" draw:text-style-name="P3" draw:layer="layout" draw:type="curve" svg:x1="7.82cm" svg:y1="8.18cm" svg:x2="11.16cm" svg:y2="10.28cm" draw:end-shape="id1" draw:end-glue-point="3" svg:d="m7820 8180c2092 0 423 2100 3340 2100">
          <text:p/>
        </draw:connector>
        <draw:connector draw:style-name="gr8" draw:text-style-name="P3" draw:layer="layout" draw:type="curve" svg:x1="7.838cm" svg:y1="7.897cm" svg:x2="11.16cm" svg:y2="5.78cm" draw:end-shape="id2" draw:end-glue-point="3" svg:d="m7838 7897c2079 0 418-2117 3322-2117">
          <text:p/>
        </draw:connector>
        <draw:connector draw:style-name="gr8" draw:text-style-name="P3" draw:layer="layout" draw:type="curve" svg:x1="17.51cm" svg:y1="5.78cm" svg:x2="18.59cm" svg:y2="5.78cm" draw:start-shape="id2" draw:end-shape="id3" draw:end-glue-point="3" svg:d="m17510 5780h1080">
          <text:p/>
        </draw:connector>
        <draw:connector draw:style-name="gr8" draw:text-style-name="P3" draw:layer="layout" draw:type="curve" draw:line-skew="-0.276cm" svg:x1="17.735cm" svg:y1="10.309cm" svg:x2="18.59cm" svg:y2="10.28cm" draw:end-shape="id4" svg:d="m17735 10309c-186 0-613-29 855-29">
          <text:p/>
        </draw:connector>
        <draw:connector draw:style-name="gr9" draw:text-style-name="P3" draw:layer="layout" draw:type="lines" draw:line-skew="0cm -0.372cm" svg:x1="18.818cm" svg:y1="8.118cm" svg:x2="21.692cm" svg:y2="9.01cm" draw:end-shape="id4" draw:end-glue-point="0" svg:d="m18818 8118v0l2874-31v923">
          <text:p/>
        </draw:connector>
        <draw:connector draw:style-name="gr8" draw:text-style-name="P3" draw:layer="layout" draw:type="lines" draw:line-skew="0cm 0.403cm" svg:x1="18.882cm" svg:y1="7.971cm" svg:x2="21.692cm" svg:y2="7.05cm" draw:end-shape="id3" draw:end-glue-point="2" svg:d="m18882 7971v0l2810 33v-954">
          <text:p/>
        </draw:connector>
        <draw:connector draw:style-name="gr8" draw:text-style-name="P3" draw:layer="layout" draw:type="curve" draw:line-skew="1.061cm 4.779cm" svg:x1="24.795cm" svg:y1="10.28cm" svg:x2="6.853cm" svg:y2="9.22cm" draw:start-shape="id4" draw:start-glue-point="1" svg:d="m24795 10280c2418 0 2015 1479-3075 2721s-14867 2246-14867-3781">
          <text:p/>
        </draw:connector>
        <draw:path draw:style-name="gr10" draw:text-style-name="P3" draw:layer="layout" svg:width="20.365cm" svg:height="8.912cm" svg:x="6.256cm" svg:y="5.765cm" svg:viewBox="0 0 20366 8913" svg:d="m18612 0c1691 44 1911 2867 1676 5088-353 1587-1906 2194-3920 2812-3368 838-6986 1192-10633 927-2103-221-5514-1413-5691-3795l-44-1618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effrey Mulligan</meta:initial-creator>
    <meta:creation-date>2011-08-02T08:27:49</meta:creation-date>
    <dc:date>2011-08-02T09:30:32</dc:date>
    <dc:creator>Jeffrey Mulligan</dc:creator>
    <meta:editing-duration>PT00H39M11S</meta:editing-duration>
    <meta:editing-cycles>3</meta:editing-cycles>
    <meta:generator>OpenOffice.org/3.1$Linux OpenOffice.org_project/310m19$Build-9420</meta:generator>
    <meta:document-statistic meta:object-count="21"/>
  </office:meta>
</office:document-meta>
</file>